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5.759cm" svg:height="5.325cm" svg:x="7.355cm" svg:y="12.328cm" svg:viewBox="0 0 5760 5326" svg:d="M1832 5281c-576-84-1219-241-1576-855-295-508-367-1100-45-1532 441-591 684-1307 1125-1891 361-477 808-1096 1577-991 737 101 1427 443 1846 1036 340 481 750 949 901 1531 153 587 137 1234-90 1802-208 520-791 769-1306 765s-1021 58-1531 90l-451 45-270 45z">
          <text:p/>
        </draw:path>
        <draw:line draw:style-name="gr2" draw:text-style-name="P1" draw:layer="layout" svg:x1="3.6cm" svg:y1="16.1cm" svg:x2="14.2cm" svg:y2="9.6cm">
          <text:p/>
        </draw:line>
        <draw:line draw:style-name="gr2" draw:text-style-name="P1" draw:layer="layout" svg:x1="9.9cm" svg:y1="8.6cm" svg:x2="15.5cm" svg:y2="19.7cm">
          <text:p/>
        </draw:line>
        <draw:line draw:style-name="gr2" draw:text-style-name="P1" draw:layer="layout" svg:x1="1.9cm" svg:y1="15.1cm" svg:x2="16.2cm" svg:y2="20.3cm">
          <text:p/>
        </draw:line>
        <draw:line draw:style-name="gr2" draw:text-style-name="P1" draw:layer="layout" svg:x1="4.7cm" svg:y1="8.3cm" svg:x2="17.7cm" svg:y2="11.8cm">
          <text:p/>
        </draw:line>
        <draw:g>
          <svg:title>TexMaths</svg:title>
          <svg:desc>14§display§h_{1}§svg§600§FALSE</svg:desc>
          <draw:polygon draw:style-name="gr3" draw:layer="layout" svg:width="1.222cm" svg:height="1.159cm" svg:x="4.5cm" svg:y="13.24cm" svg:viewBox="0 0 1223 1160" draw:points="612,1160 0,1160 0,0 1223,0 1223,1160">
            <text:p/>
          </draw:polygon>
          <draw:path draw:style-name="gr4" draw:layer="layout" svg:width="0.618cm" svg:height="0.968cm" svg:x="4.568cm" svg:y="13.24cm" svg:viewBox="0 0 619 969" svg:d="M292 16c0 0 0-16-18-16-29 0-121 12-153 16-11 0-21 0-21 27 0 15 10 15 28 15 60 0 64 8 64 24l-4 27-184 790c-4 20-4 24-4 31 0 31 25 39 36 39 21 0 42-15 46-35l25-105 28-124c7-32 14-63 21-94 4-8 11-50 15-58 3-16 42-90 85-129 28-23 64-46 121-46 53 0 67 46 67 93 0 74-49 226-78 308-10 35-18 50-18 77 0 63 47 113 104 113 117 0 167-202 167-214s-15-12-18-12c-11 0-11 4-18 24-18 74-60 171-128 171-21 0-32-15-32-47 0-31 14-66 25-97 18-58 75-222 75-300 0-89-50-148-143-148-81 0-138 43-188 106z">
            <text:p/>
          </draw:path>
          <draw:path draw:style-name="gr4" draw:layer="layout" svg:width="0.323cm" svg:height="0.637cm" svg:x="5.314cm" svg:y="13.758cm" svg:viewBox="0 0 324 638" svg:d="M199 27c0-27 0-27-25-27-57 62-138 62-174 62v35c21 0 78 0 128-27v491c0 31 0 42-89 42h-32v35c14 0 125-4 157-4 28 0 138 4 160 4v-35h-36c-89 0-89-11-89-42z">
            <text:p/>
          </draw:path>
        </draw:g>
        <draw:g>
          <svg:title>TexMaths</svg:title>
          <svg:desc>14§display§h_{2}§svg§600§FALSE</svg:desc>
          <draw:polygon draw:style-name="gr3" draw:layer="layout" svg:width="1.199cm" svg:height="1.159cm" svg:x="4.6cm" svg:y="16.74cm" svg:viewBox="0 0 1200 1160" draw:points="600,1160 0,1160 0,0 1200,0 1200,1160">
            <text:p/>
          </draw:polygon>
          <draw:path draw:style-name="gr4" draw:layer="layout" svg:width="0.606cm" svg:height="0.968cm" svg:x="4.666cm" svg:y="16.74cm" svg:viewBox="0 0 607 969" svg:d="M286 16c0 0 0-16-17-16-28 0-119 12-150 16-11 0-21 0-21 27 0 15 10 15 28 15 59 0 62 8 62 24l-3 27-182 790c-3 20-3 24-3 31 0 31 24 39 35 39 21 0 42-15 45-35l25-105 28-124c7-32 14-63 20-94 4-8 11-50 14-58 4-16 42-90 84-129 28-23 63-46 119-46 52 0 66 46 66 93 0 74-49 226-77 308-10 35-17 50-17 77 0 63 45 113 101 113 115 0 164-202 164-214s-14-12-17-12c-11 0-11 4-18 24-17 74-59 171-125 171-21 0-32-15-32-47 0-31 14-66 25-97 17-58 73-222 73-300 0-89-49-148-140-148-80 0-136 43-185 106z">
            <text:p/>
          </draw:path>
          <draw:path draw:style-name="gr4" draw:layer="layout" svg:width="0.383cm" svg:height="0.637cm" svg:x="5.36cm" svg:y="17.258cm" svg:viewBox="0 0 384 638" svg:d="M384 463h-32c0 24-10 78-21 90-7 4-73 4-87 4h-157c91-90 119-117 171-160 66-58 126-117 126-210 0-117-94-187-203-187-108 0-181 86-181 171 0 51 38 55 45 55 21 0 46-16 46-51 0-15-4-50-49-50 24-71 84-90 125-90 88 0 133 74 133 152 0 85-56 152-84 187l-209 229c-7 8-7 8-7 35h356z">
            <text:p/>
          </draw:path>
        </draw:g>
        <draw:g>
          <svg:title>TexMaths</svg:title>
          <svg:desc>14§display§h_{3}§svg§600§FALSE</svg:desc>
          <draw:polygon draw:style-name="gr3" draw:layer="layout" svg:width="1.199cm" svg:height="1.183cm" svg:x="14.3cm" svg:y="15.9cm" svg:viewBox="0 0 1200 1184" draw:points="600,1184 0,1184 0,0 1200,0 1200,1184">
            <text:p/>
          </draw:polygon>
          <draw:path draw:style-name="gr4" draw:layer="layout" svg:width="0.606cm" svg:height="0.988cm" svg:x="14.366cm" svg:y="15.9cm" svg:viewBox="0 0 607 989" svg:d="M286 16c0 0 0-16-17-16-28 0-119 12-150 16-11 0-21 0-21 28 0 16 10 16 28 16 59 0 62 8 62 23l-3 28-182 807c-3 20-3 24-3 32 0 31 24 39 35 39 21 0 42-15 45-35l25-108 28-127c7-32 14-63 20-95 4-8 11-52 14-60 4-16 42-91 84-131 28-24 63-48 119-48 52 0 66 48 66 96 0 75-49 230-77 314-10 35-17 51-17 79 0 64 45 115 101 115 115 0 164-206 164-218s-14-12-17-12c-11 0-11 4-18 24-17 75-59 175-125 175-21 0-32-16-32-48s14-68 25-99c17-60 73-227 73-306 0-92-49-151-140-151-80 0-136 43-185 107z">
            <text:p/>
          </draw:path>
          <draw:path draw:style-name="gr4" draw:layer="layout" svg:width="0.397cm" svg:height="0.671cm" svg:x="15.053cm" svg:y="16.428cm" svg:viewBox="0 0 398 672" svg:d="M188 326c70 0 119 51 119 159 0 119-63 155-115 155-35 0-108-8-147-68 42 0 53-36 53-55 0-32-21-52-49-52-25 0-49 16-49 56 0 91 91 151 195 151 119 0 203-92 203-187 0-80-56-155-150-179 90-36 122-111 122-171 0-75-77-135-175-135-94 0-167 52-167 131 0 36 17 52 45 52 25 0 42-20 42-48 0-32-17-52-42-52 28-43 87-55 122-55 39 0 91 24 91 107 0 44-10 88-35 119-28 36-52 40-94 40-21 4-24 4-28 4-3 0-10 0-10 12 0 16 10 16 24 16z">
            <text:p/>
          </draw:path>
        </draw:g>
        <draw:g>
          <svg:title>TexMaths</svg:title>
          <svg:desc>14§display§h_{4}§svg§600§FALSE</svg:desc>
          <draw:polygon draw:style-name="gr3" draw:layer="layout" svg:width="1.299cm" svg:height="1.099cm" svg:x="15.4cm" svg:y="9.9cm" svg:viewBox="0 0 1300 1100" draw:points="650,1100 0,1100 0,0 1300,0 1300,1100">
            <text:p/>
          </draw:polygon>
          <draw:path draw:style-name="gr4" draw:layer="layout" svg:width="0.657cm" svg:height="0.918cm" svg:x="15.472cm" svg:y="9.9cm" svg:viewBox="0 0 658 919" svg:d="M310 15c0 0 0-15-19-15-30 0-129 11-163 15-11 0-22 0-22 26 0 14 11 14 30 14 64 0 68 8 68 23l-4 25-196 750c-4 18-4 22-4 29 0 30 26 37 38 37 22 0 45-15 49-33l26-100 31-118c7-29 15-59 22-88 4-8 12-48 15-56 4-15 46-85 91-122 30-22 68-44 129-44 56 0 71 44 71 89 0 70-53 214-83 291-11 33-19 48-19 74 0 59 49 107 110 107 125 0 178-192 178-203s-16-11-19-11c-12 0-12 4-19 22-19 70-64 163-136 163-23 0-34-15-34-45 0-29 15-62 26-92 19-55 80-210 80-284 0-85-53-140-152-140-87 0-147 40-200 99z">
            <text:p/>
          </draw:path>
          <draw:path draw:style-name="gr4" draw:layer="layout" svg:width="0.46cm" svg:height="0.615cm" svg:x="16.201cm" svg:y="10.384cm" svg:viewBox="0 0 461 616" svg:d="M461 465v-33h-106v-406c0-19 0-26-19-26-11 0-15 0-26 11l-310 421v33h276v78c0 29 0 40-76 40h-26v33c49-3 106-3 140-3 37 0 94 0 143 3v-33h-26c-76 0-76-11-76-40v-78zM283 100v332h-24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9T22:35:48.384001364</meta:creation-date>
    <dc:date>2015-04-09T22:39:22.411158305</dc:date>
    <meta:editing-duration>P0D</meta:editing-duration>
    <meta:editing-cycles>1</meta:editing-cycles>
    <meta:document-statistic meta:object-count="21"/>
    <meta:generator>LibreOffice/4.2.7.2$Linux_X86_64 LibreOffice_project/420m0$Build-2</meta:generator>
  </office:meta>
</office:document-meta>
</file>